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Bold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1.325cm" fo:min-width="0cm"/>
    </style:style>
    <style:style style:name="gr3" style:family="graphic" style:parent-style-name="standard">
      <style:graphic-properties draw:textarea-horizontal-align="justify" draw:textarea-vertical-align="middle" draw:auto-grow-height="false" fo:min-height="0.15cm" fo:min-width="0.55cm"/>
    </style:style>
    <style:style style:name="pr1" style:family="presentation" style:parent-style-name="Standard-subtitle">
      <style:graphic-properties draw:fill-color="#ffffff" fo:min-height="12.179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fo:min-height="3.506cm"/>
    </style:style>
    <style:style style:name="pr4" style:family="presentation" style:parent-style-name="Standard-outline1">
      <style:graphic-properties fo:min-height="11.929cm"/>
    </style:style>
    <style:style style:name="pr5" style:family="presentation" style:parent-style-name="Standard-title">
      <style:graphic-properties draw:auto-grow-height="true" fo:min-height="3.506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Génération de code à partir d'architecture logiciell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la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header>
                <text:p>I) Présentation labo et équipe</text:p>
                <text:p>II) Objectifs du stage</text:p>
                <text:p>III) Présentation du travail effectué</text:p>
                <text:list>
                  <text:list-header>
                    <text:p><text:s/>1) Outils utilisés lors du stage</text:p>
                    <text:p><text:s/>2) Création des outils pour la modélisation</text:p>
                    <text:p><text:s/>3) Utilisation des outils</text:p>
                  </text:list-header>
                </text:list>
                <text:p>IV) Bilan et conclusion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Standard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Présentation labo et équip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LS2N (Laboratoire des Sciences du Numérique de Nantes)</text:p>
                <text:p/>
                <text:p/>
              </text:list-item>
              <text:list-item>
                <text:p>Équipe : AeLoS (Architecture et Logiciels Sûrs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Standard" presentation:presentation-page-layout-name="AL2T1">
        <draw:frame presentation:style-name="pr5" draw:layer="layout" svg:width="25.199cm" svg:height="3.506cm" svg:x="1.4cm" svg:y="0.837cm" presentation:class="title">
          <draw:text-box>
            <text:p>Objectifs du stag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><text:s text:c="19"/>Génération de code</text:p>
                <text:p/>
                <text:p><text:s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Standard" presentation:presentation-page-layout-name="AL2T1">
        <draw:frame presentation:style-name="pr5" draw:layer="layout" svg:width="25.199cm" svg:height="3.506cm" svg:x="1.4cm" svg:y="0.837cm" presentation:class="title">
          <draw:text-box>
            <text:p>Objectifs du stag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><text:s text:c="19"/>Génération de code</text:p>
                <text:p/>
                <text:p>Modéliser un ensemble d'assemblages et de composants</text:p>
                <text:p/>
                <text:p><text:s/></text:p>
              </text:list-header>
            </text:list>
          </draw:text-box>
        </draw:frame>
        <draw:custom-shape draw:style-name="gr2" draw:text-style-name="P2" draw:layer="layout" svg:width="0.8cm" svg:height="1.8cm" svg:x="13cm" svg:y="6.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Standard" presentation:presentation-page-layout-name="AL2T1">
        <draw:frame presentation:style-name="pr5" draw:layer="layout" svg:width="25.199cm" svg:height="3.506cm" svg:x="1.4cm" svg:y="0.837cm" presentation:class="title">
          <draw:text-box>
            <text:p>Objectifs du stag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><text:s text:c="19"/>Génération de code</text:p>
                <text:p/>
                <text:p>Modéliser un ensemble d'assemblages et de composants</text:p>
                <text:p/>
                <text:p>Créer une grammaire permettant la modélisation </text:p>
              </text:list-header>
            </text:list>
          </draw:text-box>
        </draw:frame>
        <draw:custom-shape draw:style-name="gr2" draw:text-style-name="P2" draw:layer="layout" svg:width="0.8cm" svg:height="1.8cm" svg:x="13cm" svg:y="6.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2" draw:layer="layout" svg:width="0.8cm" svg:height="1.8cm" svg:x="13cm" svg:y="11.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Standard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Outils utilisé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header>
                <text:p>IDE Eclipse</text:p>
                <text:p/>
                <text:p>Plugins : </text:p>
                <text:list>
                  <text:list-header>
                    <text:p>Xtext : pour la modélisation</text:p>
                    <text:p>Java LeJOS : pour le robot</text:p>
                    <text:p/>
                  </text:list-header>
                </text:list>
                <text:p>Mindstorm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Standard" presentation:presentation-page-layout-name="AL2T1">
        <draw:frame presentation:style-name="pr5" draw:layer="layout" svg:width="25.199cm" svg:height="3.506cm" svg:x="1.4cm" svg:y="0.837cm" presentation:class="title">
          <draw:text-box>
            <text:p>Création des outil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header>
                <text:p>Savoir ce qu'on veut modéliser.</text:p>
                <text:p>Ici : Assemblages et composants</text:p>
                <text:p/>
                <text:p>Composant : Possède une liste de service qu'il peut fournir et une liste de service requis</text:p>
                <text:p>Assemblage : Contient un ensemble de composant liés entre eux grâce à des services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Standard" presentation:presentation-page-layout-name="AL2T1">
        <draw:frame presentation:style-name="pr5" draw:layer="layout" svg:width="25.199cm" svg:height="3.506cm" svg:x="1.4cm" svg:y="0.837cm" presentation:class="title">
          <draw:text-box>
            <text:p>Création des outils</text:p>
          </draw:text-box>
        </draw:frame>
        <draw:frame presentation:style-name="pr4" draw:layer="layout" svg:width="25.199cm" svg:height="14.286cm" svg:x="1.4cm" svg:y="4.914cm" presentation:class="outline" presentation:user-transformed="true">
          <draw:text-box>
            <text:list text:style-name="L3">
              <text:list-header>
                <text:p>Création d'une grammaire grâce à Xtext</text:p>
                <text:list>
                  <text:list-header>
                    <text:p><text:s/>Création d'un langage de modélisation grâce à un <text:s text:c="4"/>ensemble de règles</text:p>
                  </text:list-header>
                </text:list>
                <text:p/>
                <text:p/>
                <text:p>Besoin de règles de vérification</text:p>
                <text:p/>
                <text:p/>
                <text:p/>
              </text:list-header>
            </text:list>
          </draw:text-box>
        </draw:frame>
        <draw:custom-shape draw:style-name="gr3" draw:text-style-name="P2" draw:layer="layout" svg:width="1.2cm" svg:height="0.8cm" svg:x="2.6cm" svg:y="6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Standard" presentation:presentation-page-layout-name="AL2T1">
        <draw:frame presentation:style-name="pr5" draw:layer="layout" svg:width="25.199cm" svg:height="3.506cm" svg:x="1.4cm" svg:y="0.837cm" presentation:class="title">
          <draw:text-box>
            <text:p>Création des outil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>Règles de vérification</text:p>
                <text:list>
                  <text:list-item>
                    <text:p>Viennent en complément de la grammaire</text:p>
                  </text:list-item>
                  <text:list-item>
                    <text:p>Permet l'ajout de règles pour rendre un modèle cohérent </text:p>
                    <text:p/>
                  </text:list-item>
                </text:list>
                <text:p>Vérifications des règles de vérifications</text:p>
                <text:list>
                  <text:list-item>
                    <text:p>Création de jeux de tests</text:p>
                    <text:p/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Standard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Utilisation des outils</text:p>
          </draw:text-box>
        </draw:frame>
        <draw:frame presentation:style-name="pr4" draw:layer="layout" svg:width="25.199cm" svg:height="14.086cm" svg:x="1.4cm" svg:y="4.914cm" presentation:class="outline" presentation:user-transformed="true">
          <draw:text-box>
            <text:list text:style-name="L3">
              <text:list-header>
                <text:p/>
                <text:p>Utilisation de java leJOS et du logiciel mindstorm pour comprendre la structure des programmes.</text:p>
                <text:p/>
                <text:list>
                  <text:list-header>
                    <text:p/>
                  </text:list-header>
                </text:list>
                <text:p/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Standard" presentation:presentation-page-layout-name="AL2T1">
        <draw:frame presentation:style-name="pr5" draw:layer="layout" svg:width="25.199cm" svg:height="3.506cm" svg:x="1.4cm" svg:y="0.837cm" presentation:class="title">
          <draw:text-box>
            <text:p>Utilisation des outil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Avantages par rapport au logiciel mindstorm :</text:p>
                <text:list>
                  <text:list-header>
                    <text:p>Possibilité d'effectuer des import</text:p>
                    <text:p>Voir le code source de chaque méthode</text:p>
                    <text:p>Réutilisation du code simplifié</text:p>
                  </text:list-header>
                </text:list>
                <text:p>Inconvénient </text:p>
                <text:list>
                  <text:list-header>
                    <text:p>Moins intuitif </text:p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4" draw:master-page-name="Standard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Bilan et conclus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>La modélisation et la création d'un langage spécifique à un domaine permet de simplifier le travail.</text:p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Bold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fill-color="#ffffff" draw:auto-grow-width="true" fo:min-height="1.091cm" fo:min-width="8.375cm"/>
    </style:style>
    <style:style style:name="Mgr4" style:family="graphic" style:parent-style-name="standard">
      <style:graphic-properties draw:stroke="none" draw:fill="none" draw:fill-color="#ffffff" draw:auto-grow-width="true" fo:min-height="0.935cm" fo:min-width="2.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/>
          <text:p text:style-name="MP5"/>
          <text:p text:style-name="MP5"/>
        </draw:text-box>
      </draw:frame>
      <draw:frame draw:style-name="Mgr3" draw:text-style-name="MP7" draw:layer="backgroundobjects" svg:width="8.875cm" svg:height="1.341cm" svg:x="9.576cm" svg:y="19.238cm">
        <draw:text-box>
          <text:p><text:author-name text:fixed="false"> </text:author-name></text:p>
        </draw:text-box>
      </draw:frame>
      <draw:frame draw:style-name="Mgr4" draw:text-style-name="MP7" draw:layer="backgroundobjects" svg:width="3.393cm" svg:height="1.185cm" svg:x="24.804cm" svg:y="19.238cm">
        <draw:text-box>
          <text:p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07T09:29:44.055000000</meta:creation-date>
    <dc:date>2018-06-07T13:53:44.865000000</dc:date>
    <meta:editing-duration>PT4H23M4S</meta:editing-duration>
    <meta:editing-cycles>123</meta:editing-cycles>
    <meta:generator>LibreOffice/5.0.6.3$Windows_x86 LibreOffice_project/490fc03b25318460cfc54456516ea2519c11d1aa</meta:generator>
    <meta:document-statistic meta:object-count="77"/>
  </office:meta>
</office:document-meta>
</file>